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aco" svg:font-family="Monaco" style:font-family-generic="modern" style:font-pitch="fixed"/>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start" style:justify-single-word="false" style:text-autospace="none"/>
      <style:text-properties style:font-name="Baskerville" fo:font-size="11pt" fo:font-weight="normal" style:font-name-asian="Monaco" style:font-size-asian="11pt" style:font-weight-asian="normal" style:font-name-complex="Monaco" style:font-size-complex="11pt" style:font-weight-complex="normal"/>
    </style:style>
    <style:style style:name="P2" style:family="paragraph" style:parent-style-name="Standard">
      <style:paragraph-properties fo:text-align="start" style:justify-single-word="false" style:text-autospace="none"/>
      <style:text-properties style:font-name="Baskerville" fo:font-size="11pt" fo:font-weight="normal" style:font-name-asian="Monaco" style:font-size-asian="11pt" style:font-weight-asian="normal" style:font-name-complex="Monaco" style:font-size-complex="11pt" style:font-weight-complex="normal"/>
    </style:style>
    <style:style style:name="P3" style:family="paragraph" style:parent-style-name="Standard">
      <style:paragraph-properties fo:text-align="start" style:justify-single-word="false" style:text-autospace="none"/>
      <style:text-properties style:font-name="Baskerville" fo:font-size="11pt" fo:font-weight="bold" style:font-name-asian="Monaco" style:font-size-asian="11pt" style:font-weight-asian="bold" style:font-name-complex="Monaco" style:font-size-complex="11pt" style:font-weight-complex="bold"/>
    </style:style>
    <style:style style:name="P4" style:family="paragraph" style:parent-style-name="Standard" style:list-style-name="">
      <style:paragraph-properties fo:margin-left="0in" fo:margin-right="0in" fo:text-align="start" style:justify-single-word="false" fo:text-indent="0in" style:auto-text-indent="false" style:text-autospace="none"/>
      <style:text-properties style:font-name="Monaco" fo:font-size="11pt" style:font-name-asian="Monaco" style:font-size-asian="11pt" style:font-name-complex="Monaco" style:font-size-complex="11pt"/>
    </style:style>
    <style:style style:name="P5" style:family="paragraph" style:parent-style-name="Standard" style:list-style-name="">
      <style:paragraph-properties fo:margin-left="0in" fo:margin-right="0in" fo:text-align="start" style:justify-single-word="false" fo:text-indent="0in" style:auto-text-indent="false" style:text-autospace="none"/>
      <style:text-properties style:font-name="Baskerville" fo:font-size="11pt" style:text-underline-style="none" fo:font-weight="bold" style:font-name-asian="Monaco" style:font-size-asian="11pt" style:font-weight-asian="bold" style:font-name-complex="Monaco" style:font-size-complex="11pt" style:font-weight-complex="bold"/>
    </style:style>
    <style:style style:name="P6" style:family="paragraph" style:parent-style-name="Standard" style:list-style-name="">
      <style:paragraph-properties fo:margin-left="0in" fo:margin-right="0in" fo:text-align="start" style:justify-single-word="false" fo:text-indent="0in" style:auto-text-indent="false" style:text-autospace="none"/>
      <style:text-properties style:font-name="Baskerville" fo:font-size="11pt" style:text-underline-style="none" fo:font-weight="normal" style:font-name-asian="Monaco" style:font-size-asian="11pt" style:font-weight-asian="normal" style:font-name-complex="Monaco" style:font-size-complex="11pt" style:font-weight-complex="normal"/>
    </style:style>
    <style:style style:name="P7" style:family="paragraph" style:parent-style-name="Standard" style:list-style-name="">
      <style:paragraph-properties fo:margin-left="0in" fo:margin-right="0in" fo:text-align="start" style:justify-single-word="false" fo:text-indent="0in" style:auto-text-indent="false" style:text-autospace="none"/>
      <style:text-properties style:font-name="Baskerville" fo:font-size="11pt" fo:font-weight="bold" style:font-name-asian="Monaco" style:font-size-asian="11pt" style:font-weight-asian="bold" style:font-name-complex="Monaco" style:font-size-complex="11pt" style:font-weight-complex="bold"/>
    </style:style>
    <style:style style:name="P8" style:family="paragraph" style:parent-style-name="Standard" style:list-style-name="">
      <style:paragraph-properties fo:margin-left="0in" fo:margin-right="0in" fo:text-align="start" style:justify-single-word="false" fo:text-indent="0in" style:auto-text-indent="false" style:text-autospace="none"/>
      <style:text-properties style:font-name="Baskerville" fo:font-size="11pt" fo:font-weight="normal" style:font-name-asian="Monaco" style:font-size-asian="11pt" style:font-weight-asian="normal" style:font-name-complex="Monaco" style:font-size-complex="11pt" style:font-weight-complex="normal"/>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Baskerville" fo:font-weight="normal" style:font-weight-asian="normal" style:font-weight-complex="normal"/>
    </style:style>
    <style:style style:name="T1" style:family="text">
      <style:text-properties fo:color="#000000"/>
    </style:style>
    <style:style style:name="T2" style:family="text">
      <style:text-properties fo:color="#000000" style:text-underline-style="solid" style:text-underline-width="auto" style:text-underline-color="font-color"/>
    </style:style>
    <style:style style:name="T3" style:family="text">
      <style:text-properties fo:color="#000000" fo:font-weight="normal" style:font-weight-asian="normal" style:font-weight-complex="normal"/>
    </style:style>
    <style:style style:name="T4" style:family="text">
      <style:text-properties style:font-name="Monaco" fo:font-size="11pt" style:font-name-asian="Monaco" style:font-size-asian="11pt" style:font-name-complex="Monaco" style:font-size-complex="11pt"/>
    </style:style>
    <style:style style:name="T5" style:family="text">
      <style:text-properties fo:font-size="11pt" style:font-name-asian="Monaco" style:font-size-asian="11pt" style:font-name-complex="Monaco" style:font-size-complex="11pt"/>
    </style:style>
    <style:style style:name="T6" style:family="text">
      <style:text-properties fo:font-size="11pt" fo:font-weight="normal" style:font-name-asian="Monaco" style:font-size-asian="11pt" style:font-weight-asian="normal" style:font-name-complex="Monaco" style:font-size-complex="11pt" style:font-weight-complex="normal"/>
    </style:style>
    <style:style style:name="T7" style:family="text">
      <style:text-properties fo:font-size="11pt" fo:font-weight="bold" style:font-name-asian="Monaco" style:font-size-asian="11pt" style:font-weight-asian="bold" style:font-name-complex="Monaco" style:font-size-complex="11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ttings files</text:p>
      <text:p text:style-name="P8">SubnetOgram uses three types of config files:</text:p>
      <text:list xml:id="list1142652489" text:style-name="L1">
        <text:list-item>
          <text:p text:style-name="P1">Subnet config – configures a single plot. This is the only type of config file that contains channel directives. Image and thumbnail settings here override settings in the other two config files.</text:p>
        </text:list-item>
        <text:list-item>
          <text:p text:style-name="P1">NetWork config – configures a single network of subnets. This is the only type of config file that contains subnet directives. The application will look for a subnet config file in the same directory for each subnet directive. Image and thumbnail settings here overrid settings in the site config.</text:p>
        </text:list-item>
        <text:list-item>
          <text:p text:style-name="P1">Site config – configures the overall site. This is the only type of config file that contains network directives. Image and thumbnail settings here apply to all other configs unless overriden. The application will look for a file called sgram.config in a directory of the same name as the network.</text:p>
        </text:list-item>
      </text:list>
      <text:p text:style-name="P2"/>
      <text:p text:style-name="P3">Configuration directives</text:p>
      <text:p text:style-name="P7"><text:span text:style-name="T8"/></text:p>
      <text:p text:style-name="P8">network – The name of the network. The site will look for a &lt;network&gt;/sgram.config file for subnet configuration. </text:p>
      <text:p text:style-name="P8"/>
      <text:p text:style-name="P8">PathRoot – </text:p>
      <text:p text:style-name="P8"/>
      <text:p text:style-name="P8">subnetDelay – Delay inserted between subnets to be kind to data source</text:p>
      <text:p text:style-name="P6"><text:span text:style-name="T1"/></text:p>
      <text:p text:style-name="P6"><text:span text:style-name="T1">embargo – Work this many minutes in the past. Useful for high latency data sources</text:span></text:p>
      <text:p text:style-name="P8">onMark – Always work on an even time slice</text:p>
      <text:p text:style-name="P8">filePathDataFormat – Pattern used to format the file path. See java.text.SimpleDateFormat for details.</text:p>
      <text:p text:style-name="P8">FileNameDateFormat – Pattern used to format the file name. See java.text.SimpleDateFormat for details.</text:p>
      <text:p text:style-name="P8">OnError – What to do when an error is encountered. Known values exit continue</text:p>
      <text:p text:style-name="P8">duration – duration of a single image in minutes</text:p>
      <text:p text:style-name="P8">timeZoneName – time zone ID as used by java.util.TimeZone</text:p>
      <text:p text:style-name="P8">template – template used for pages</text:p>
      <text:p text:style-name="P8">mosaicSuffix – suffix added to mosaic pages</text:p>
      <text:p text:style-name="P8">createImage – if true, create full-sized image</text:p>
      <text:p text:style-name="P8">createThumbnail – if true create thumnail image</text:p>
      <text:p text:style-name="P8">image.width – height in pixels of full-sized image</text:p>
      <text:p text:style-name="P8">image.height – width in pixels of full-sized image</text:p>
      <text:p text:style-name="P8"/>
      <text:p text:style-name="P8">thumbnail.width – width in pixels of full-sized image</text:p>
      <text:p text:style-name="P8">thumbnail.height – height in pixels of full-sized image</text:p>
      <text:p text:style-name="P8">thumbnail.fileSuffix – suffix added to thumbnails</text:p>
      <text:p text:style-name="P8">thumbnail.decorate – if true label axes</text:p>
      <text:p text:style-name="P8"/>
      <text:p text:style-name="P8">mosaic.fileSuffix – suffix added to mosaic pages</text:p>
      <text:p text:style-name="P8">mosaic.duration – duration in minutes of mosaic pages</text:p>
      <text:p text:style-name="P8">mosaic.period – interval in minutes of mosaic generation</text:p>
      <text:p text:style-name="P9"><text:span text:style-name="T5">mosaic.cols – count of thumbnails to display in a single row</text:span></text:p>
      <text:p text:style-name="P9"><text:span text:style-name="T5"/></text:p>
      <text:p text:style-name="P9"><text:span text:style-name="T5">Image Settings</text:span><text:span text:style-name="T5"> </text:span></text:p>
      <text:p text:style-name="P9"><text:span text:style-name="T5">Can be alliped to a image, thumbnail, subnet, network, or top-level config</text:span></text:p>
      <text:p text:style-name="P8"/>
      <text:p text:style-name="P8">waveRatio – rotio of trace height to overall trace and spectorgram height</text:p>
      <text:p text:style-name="P8">overlap – </text:p>
      <text:p text:style-name="P8">logPower – </text:p>
      <text:p text:style-name="P8">minFreq – </text:p>
      <text:p text:style-name="P8">maxFreq – </text:p>
      <text:p text:style-name="P6"><text:span text:style-name="T1">nfft – </text:span></text:p>
      <text:p text:style-name="P8"><text:soft-page-break/>binSize – </text:p>
      <text:p text:style-name="P8">maxPower – </text:p>
      <text:p text:style-name="P8">minPower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Monaco" svg:font-family="Monaco" style:font-family-generic="modern" style:font-pitch="fixed"/>
    <style:font-face style:name="Baskerville" svg:font-family="Baskervill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7T10:42:38</meta:creation-date>
    <dc:date>2012-10-08T11:33:24</dc:date>
    <meta:editing-duration>PT16M50S</meta:editing-duration>
    <meta:editing-cycles>2</meta:editing-cycles>
    <meta:generator>LibreOffice/3.3$Unix LibreOffice_project/330m19$Build-401</meta:generator>
    <meta:document-statistic meta:table-count="0" meta:image-count="0" meta:object-count="0" meta:page-count="2" meta:paragraph-count="41" meta:word-count="406" meta:character-count="2505"/>
  </office:meta>
</office:document-meta>
</file>